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3pt" officeooo:rsid="00245da4" officeooo:paragraph-rsid="00245da4" style:font-size-asian="13pt" style:font-size-complex="13pt"/>
    </style:style>
    <style:style style:name="P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22eebe" style:font-size-asian="11pt" style:font-size-complex="11pt"/>
    </style:style>
    <style:style style:name="P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rsid="0022eebe" officeooo:paragraph-rsid="0022eebe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6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rsid="00170c4d" officeooo:paragraph-rsid="00170c4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Liberation Mono" fo:font-size="10pt" officeooo:rsid="002bd625" officeooo:paragraph-rsid="002bd625" style:font-size-asian="8.75pt" style:font-size-complex="10pt"/>
    </style:style>
    <style:style style:name="P8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Liberation Mono" fo:font-size="10pt" officeooo:rsid="002bd625" officeooo:paragraph-rsid="002bd625" style:font-size-asian="10pt" style:font-size-complex="10pt"/>
    </style:style>
    <style:style style:name="P9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Liberation Mono" fo:font-size="10pt" fo:font-weight="normal" officeooo:rsid="002bd625" officeooo:paragraph-rsid="002bd62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Liberation Mono" fo:font-size="10pt" fo:font-weight="normal" officeooo:paragraph-rsid="0022eebe" style:font-size-asian="10pt" style:font-weight-asian="normal" style:font-size-complex="10pt" style:font-weight-complex="normal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normal" style:font-weight-asian="normal" style:font-weight-complex="normal"/>
    </style:style>
    <style:style style:name="T3" style:family="text">
      <style:text-properties style:font-name="Calibri Light" fo:font-weight="normal" officeooo:rsid="00170c4d" style:font-weight-asian="normal" style:font-weight-complex="normal"/>
    </style:style>
    <style:style style:name="T4" style:family="text">
      <style:text-properties style:font-name="Calibri Light" fo:font-weight="normal" officeooo:rsid="00199ebb" style:font-weight-asian="normal" style:font-weight-complex="normal"/>
    </style:style>
    <style:style style:name="T5" style:family="text">
      <style:text-properties style:font-name="Calibri Light" fo:font-weight="normal" officeooo:rsid="001835c9" style:font-weight-asian="normal" style:font-weight-complex="normal"/>
    </style:style>
    <style:style style:name="T6" style:family="text">
      <style:text-properties style:font-name="Calibri Light" fo:font-weight="normal" officeooo:rsid="0021cd2a" style:font-weight-asian="normal" style:font-weight-complex="normal"/>
    </style:style>
    <style:style style:name="T7" style:family="text">
      <style:text-properties style:font-name="Calibri Light" fo:font-weight="normal" officeooo:rsid="0022eebe" style:font-weight-asian="normal" style:font-weight-complex="normal"/>
    </style:style>
    <style:style style:name="T8" style:family="text">
      <style:text-properties style:font-name="Calibri Light" fo:font-weight="normal" officeooo:rsid="0029b6f1" style:font-weight-asian="normal" style:font-weight-complex="normal"/>
    </style:style>
    <style:style style:name="T9" style:family="text">
      <style:text-properties style:font-name="Calibri Light" fo:font-weight="bold" style:font-weight-asian="bold" style:font-weight-complex="bold"/>
    </style:style>
    <style:style style:name="T10" style:family="text">
      <style:text-properties style:font-name="Calibri Light" fo:font-weight="bold" officeooo:rsid="00170c4d" style:font-weight-asian="bold" style:font-weight-complex="bold"/>
    </style:style>
    <style:style style:name="T11" style:family="text">
      <style:text-properties style:font-name="Calibri Light" fo:font-weight="bold" officeooo:rsid="0021cd2a" style:font-weight-asian="bold" style:font-weight-complex="bold"/>
    </style:style>
    <style:style style:name="T12" style:family="text">
      <style:text-properties style:font-name="Calibri Light" fo:font-weight="bold" officeooo:rsid="0022eebe" style:font-weight-asian="bold" style:font-weight-complex="bold"/>
    </style:style>
    <style:style style:name="T13" style:family="text">
      <style:text-properties style:font-name="Calibri Light" fo:font-weight="bold" officeooo:rsid="00199ebb" style:font-weight-asian="bold" style:font-weight-complex="bold"/>
    </style:style>
    <style:style style:name="T14" style:family="text">
      <style:text-properties style:font-name="Calibri Light" fo:font-weight="bold" officeooo:rsid="00245da4" style:font-weight-asian="bold" style:font-weight-complex="bold"/>
    </style:style>
    <style:style style:name="T15" style:family="text">
      <style:text-properties style:font-name="Calibri Light" fo:font-weight="bold" officeooo:rsid="0028897b" style:font-weight-asian="bold" style:font-weight-complex="bold"/>
    </style:style>
    <style:style style:name="T16" style:family="text">
      <style:text-properties style:font-name="Calibri Light" fo:font-weight="bold" officeooo:rsid="0029b6f1" style:font-weight-asian="bold" style:font-weight-complex="bold"/>
    </style:style>
    <style:style style:name="T17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alibri Light" fo:font-size="12pt" fo:font-weight="bold" officeooo:rsid="001024cf" style:font-size-asian="12pt" style:font-weight-asian="bold" style:font-size-complex="12pt" style:font-weight-complex="bold"/>
    </style:style>
    <style:style style:name="T19" style:family="text">
      <style:text-properties style:font-name="Calibri Light" officeooo:rsid="00245da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0c4d" style:font-weight-asian="normal" style:font-weight-complex="normal"/>
    </style:style>
    <style:style style:name="T22" style:family="text">
      <style:text-properties fo:font-weight="bold" officeooo:rsid="00170c4d" style:font-weight-asian="bold" style:font-weight-complex="bold"/>
    </style:style>
    <style:style style:name="T23" style:family="text">
      <style:text-properties officeooo:rsid="00170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E</text:span><text:span text:style-name="T17">jercicios BASH</text:span><text:span text:style-name="T9"> </text:span></text:p>
      <text:p text:style-name="P2"><text:span text:style-name="T10">Ejercicio </text:span><text:span text:style-name="T11">1</text:span><text:span text:style-name="T10">.- Crea una función que muestre la frase “</text:span><text:span text:style-name="T12">HOLA MUNDO</text:span><text:span text:style-name="T10">”.</text:span></text:p>
      <text:p text:style-name="P7"><text:span text:style-name="T20">#</text:span><text:span text:style-name="T21">!/</text:span><text:span text:style-name="T20">bin/bash</text:span></text:p>
      <text:p text:style-name="P7"><text:span text:style-name="T20">#Ejercicio 1</text:span></text:p>
      <text:p text:style-name="P7"><text:span text:style-name="T20">echo "Hola Mundo"</text:span></text:p>
      <text:p text:style-name="P2"><text:span text:style-name="T10">Ejercicio </text:span><text:span text:style-name="T11">2</text:span><text:span text:style-name="T10">.- </text:span><text:span text:style-name="T12">Crea una función que pida el nombre al usuario y le salude con la frase “Hola nombre_usuario”.</text:span></text:p>
      <text:p text:style-name="P8"><text:span text:style-name="T20">#Ejercicio 2</text:span></text:p>
      <text:p text:style-name="P8"><text:span text:style-name="T20">echo "Nombre del usuario: "</text:span></text:p>
      <text:p text:style-name="P8"><text:span text:style-name="T20">read nombre</text:span></text:p>
      <text:p text:style-name="P8"><text:span text:style-name="T20">echo "Hola nombre_nombre"</text:span></text:p>
      <text:p text:style-name="P2"><text:span text:style-name="T10">Ejercicio </text:span><text:span text:style-name="T11">3</text:span><text:span text:style-name="T10">.- Crea una función que </text:span><text:span text:style-name="T12">pida al usuario dos números y muestre el resultado </text:span><text:span text:style-name="T16">de la suma de ambos números </text:span><text:span text:style-name="T12">con la frase “El resultado de la operación es X”</text:span><text:span text:style-name="T13">.</text:span></text:p>
      <text:p text:style-name="P8">#Ejercicio 3</text:p>
      <text:p text:style-name="P8">echo "Primer número: "</text:p>
      <text:p text:style-name="P8">read num1</text:p>
      <text:p text:style-name="P8">echo "Segundo número: "</text:p>
      <text:p text:style-name="P8">read num2</text:p>
      <text:p text:style-name="P8">resultado=$(($num1+$num2))</text:p>
      <text:p text:style-name="P8">echo "Resultado = $resultado"</text:p>
      <text:p text:style-name="P6"><text:span text:style-name="T1">Ejercicio </text:span><text:span text:style-name="T19">4</text:span><text:span text:style-name="T1">- Crea una función que muestre un número aleatorio.</text:span></text:p>
      <text:p text:style-name="P8">#Ejercicio 4</text:p>
      <text:p text:style-name="P8">echo "Número aleatorio de 50 a 100"</text:p>
      <text:p text:style-name="P8">num=$(($RANDOM%(100-50+1)+50))</text:p>
      <text:p text:style-name="P8">echo "Número= $num"</text:p>
      <text:p text:style-name="P2"><text:span text:style-name="T10">Ejercicio </text:span><text:span text:style-name="T14">5</text:span><text:span text:style-name="T10">.- Crea una función que cree una carpeta </text:span><text:span text:style-name="T11">con el nombre que el usuario decida</text:span><text:span text:style-name="T10"> </text:span><text:span text:style-name="T12">en el lugar donde estemos ubicados.</text:span></text:p>
      <text:p text:style-name="P9">#Ejercicio 5</text:p>
      <text:p text:style-name="P9"/>
      <text:p text:style-name="P3"><text:span text:style-name="T10">Ejercicio </text:span><text:span text:style-name="T11">6</text:span><text:span text:style-name="T10">.- </text:span><text:span text:style-name="T3">Crea una función que cree </text:span><text:span text:style-name="T7">dos ficheros .txt </text:span><text:span text:style-name="T6">con el nombre que el usuario decida</text:span><text:span text:style-name="T3"> </text:span><text:span text:style-name="T7">en la carpeta del propio usuario.</text:span></text:p>
      <text:p text:style-name="P3"><text:span text:style-name="T10">Ejercicio </text:span><text:span text:style-name="T12">7.</text:span><text:span text:style-name="T10">-</text:span><text:span text:style-name="T3"> </text:span><text:span text:style-name="T5">Crea una función que calcule el </text:span><text:span text:style-name="T7">perímetro de un rectángulo</text:span><text:span text:style-name="T5">, dadas la base y altura </text:span><text:span text:style-name="T6">por el usuario,</text:span><text:span text:style-name="T5"> </text:span><text:span text:style-name="T7"><text:s/>y muestre el resultado con la frase “El perímetro del rectángulo es X”</text:span><text:span text:style-name="T4">.</text:span></text:p>
      <text:p text:style-name="P3"><text:span text:style-name="T10">Ejercicio </text:span><text:span text:style-name="T12">8.</text:span><text:span text:style-name="T10">-</text:span><text:span text:style-name="T3"> </text:span><text:span text:style-name="T5">Crea una función que calcule el área de un triángulo rectángulo, dadas la base y altura </text:span><text:span text:style-name="T6">por el usuario</text:span><text:span text:style-name="T5">, </text:span><text:span text:style-name="T7">y muestre el resultado con la frase “El área del triángulo es X”</text:span><text:span text:style-name="T4">.</text:span></text:p>
      <text:p text:style-name="P3"><text:soft-page-break/><text:span text:style-name="T10">Ejercicio </text:span><text:span text:style-name="T12">9.</text:span><text:span text:style-name="T10">-</text:span><text:span text:style-name="T3"> </text:span><text:span text:style-name="T5">Crea una función qu</text:span><text:span text:style-name="T7">e muestre el número de caracteres de una palabra dada por el usuario, y muestre el resultado con la frase “El número de caracteres de la palabra PALABRA es X”</text:span><text:span text:style-name="T4">.</text:span></text:p>
      <text:p text:style-name="P4"><text:span text:style-name="T9">Ejercicio 10.- </text:span><text:span text:style-name="T2">Crea una función que muestre la tercera letra de una palabra dada por el usuario, y muestre el resultado con la frase “La tercera letra de la palabra PALABRA es X”</text:span><text:span text:style-name="T4">.</text:span></text:p>
      <text:p text:style-name="P4"><text:span text:style-name="T13">Ejercicio 1</text:span><text:span text:style-name="T15">1</text:span><text:span text:style-name="T13">.- </text:span><text:span text:style-name="T4">Crea una función que muestre </text:span><text:span text:style-name="T2">el último carácter de</text:span><text:span text:style-name="T4"> una palabra </text:span><text:span text:style-name="T2">dada por el usuario</text:span><text:span text:style-name="T4">, y muestre el resultado con la frase “</text:span><text:span text:style-name="T2">El último carácter de la palabra</text:span><text:span text:style-name="T4"> PALABRA es X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14:21:01.098000000</meta:creation-date>
    <dc:date>2025-05-14T12:40:15.304000000</dc:date>
    <meta:editing-duration>PT3H40M44S</meta:editing-duration>
    <meta:editing-cycles>20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31" meta:word-count="338" meta:character-count="1939" meta:non-whitespace-character-count="1630"/>
  </office:meta>
</office:document-meta>
</file>